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2" style:family="table-cell" style:parent-style-name="Default" style:data-style-name="N3">
      <style:table-cell-properties fo:border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3" style:family="table-cell" style:parent-style-name="Default" style:data-style-name="N4">
      <style:table-cell-properties fo:border="thin solid #000000" style:vertical-align="automatic" fo:background-color="transparent"/>
      <style:text-properties fo:color="#000000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1.95791666666667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512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6370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77" xlink:href="Http://mis.banking.gov.tw/FR/temp/47271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金額單位：新臺幣千元 ,卡</text:p>
          </table:table-cell>
          <table:table-cell table:number-columns-repeated="5" table:style-name="ce5"/>
          <table:table-cell office:value-type="string" table:style-name="ce6">
            <text:p>資料月份：105 年 12 月</text:p>
          </table:table-cell>
          <table:table-cell table:number-columns-repeated="6" table:style-name="ce5"/>
          <table:table-cell table:style-name="ce7"/>
          <table:table-cell table:number-columns-repeated="16370"/>
        </table:table-row>
        <table:table-row table:style-name="ro2">
          <table:table-cell office:value-type="string" table:number-columns-spanned="1" table:number-rows-spanned="3" table:style-name="ce8">
            <text:p>金融機構名稱</text:p>
          </table:table-cell>
          <table:table-cell office:value-type="string" table:style-name="ce9">
            <text:p>流通卡數</text:p>
          </table:table-cell>
          <table:table-cell office:value-type="string" table:style-name="ce9">
            <text:p>有效卡數</text:p>
          </table:table-cell>
          <table:table-cell office:value-type="string" table:style-name="ce9">
            <text:p>當月發卡數</text:p>
          </table:table-cell>
          <table:table-cell office:value-type="string" table:style-name="ce9">
            <text:p>當月停卡數</text:p>
          </table:table-cell>
          <table:table-cell office:value-type="string" table:style-name="ce10">
            <text:p>循環信用</text:p>
          </table:table-cell>
          <table:table-cell office:value-type="string" table:style-name="ce10">
            <text:p>未到期</text:p>
          </table:table-cell>
          <table:table-cell office:value-type="string" table:style-name="ce10">
            <text:p>當月簽帳</text:p>
          </table:table-cell>
          <table:table-cell office:value-type="string" table:style-name="ce10">
            <text:p>當月預借</text:p>
          </table:table-cell>
          <table:table-cell office:value-type="string" table:style-name="ce9">
            <text:p>逾期三個月以上</text:p>
          </table:table-cell>
          <table:table-cell office:value-type="string" table:style-name="ce9">
            <text:p>逾期六個月以上</text:p>
          </table:table-cell>
          <table:table-cell office:value-type="string" table:style-name="ce10">
            <text:p>備抵呆帳</text:p>
          </table:table-cell>
          <table:table-cell office:value-type="string" table:style-name="ce11">
            <text:p>當月轉銷</text:p>
          </table:table-cell>
          <table:table-cell office:value-type="string" table:style-name="ce12">
            <text:p>當年度轉銷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分期付款</text:p>
          </table:table-cell>
          <table:table-cell office:value-type="string" table:style-name="ce15">
            <text:p>金額</text:p>
          </table:table-cell>
          <table:table-cell office:value-type="string" table:style-name="ce15">
            <text:p>現金金額</text:p>
          </table:table-cell>
          <table:table-cell office:value-type="string" table:style-name="ce14">
            <text:p>帳款占應收帳款</text:p>
          </table:table-cell>
          <table:table-cell office:value-type="string" table:style-name="ce14">
            <text:p>帳款占應收帳款</text:p>
          </table:table-cell>
          <table:table-cell office:value-type="string" table:style-name="ce16">
            <text:p>提足率</text:p>
          </table:table-cell>
          <table:table-cell office:value-type="string" table:style-name="ce17">
            <text:p>呆帳金額</text:p>
          </table:table-cell>
          <table:table-cell office:value-type="string" table:style-name="ce16">
            <text:p>呆帳金額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餘額(含催收款)</text:p>
          </table:table-cell>
          <table:table-cell office:value-type="string" table:style-name="ce14">
            <text:p>餘額(含催收款)</text:p>
          </table:table-cell>
          <table:table-cell office:value-type="string" table:style-name="ce16">
            <text:p>(%)</text:p>
          </table:table-cell>
          <table:table-cell office:value-type="string" table:style-name="ce17">
            <text:p>　</text:p>
          </table:table-cell>
          <table:table-cell office:value-type="string" table:style-name="ce16">
            <text:p>累計至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之比率(%)</text:p>
          </table:table-cell>
          <table:table-cell office:value-type="string" table:style-name="ce19">
            <text:p>之比率(%)</text:p>
          </table:table-cell>
          <table:table-cell office:value-type="string" table:style-name="ce19">
            <text:p><text:s/></text:p>
          </table:table-cell>
          <table:table-cell office:value-type="string" table:style-name="ce19">
            <text:p><text:s/></text:p>
          </table:table-cell>
          <table:table-cell office:value-type="string" table:style-name="ce20">
            <text:p>資料月份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臺灣銀行</text:p>
          </table:table-cell>
          <table:table-cell office:value-type="float" office:value="234851" table:style-name="ce22">
            <text:p>234,851</text:p>
          </table:table-cell>
          <table:table-cell office:value-type="float" office:value="114969" table:style-name="ce22">
            <text:p>114,969</text:p>
          </table:table-cell>
          <table:table-cell office:value-type="float" office:value="4625" table:style-name="ce22">
            <text:p>4,625</text:p>
          </table:table-cell>
          <table:table-cell office:value-type="float" office:value="2170" table:style-name="ce22">
            <text:p>2,170</text:p>
          </table:table-cell>
          <table:table-cell office:value-type="float" office:value="225814" table:style-name="ce22">
            <text:p>225,814</text:p>
          </table:table-cell>
          <table:table-cell office:value-type="float" office:value="9559" table:style-name="ce22">
            <text:p>9,559</text:p>
          </table:table-cell>
          <table:table-cell office:value-type="float" office:value="641049" table:style-name="ce22">
            <text:p>641,049</text:p>
          </table:table-cell>
          <table:table-cell office:value-type="float" office:value="1309" table:style-name="ce22">
            <text:p>1,309</text:p>
          </table:table-cell>
          <table:table-cell office:value-type="float" office:value="0.48250406511739868" table:style-name="ce23">
            <text:p>0.48</text:p>
          </table:table-cell>
          <table:table-cell office:value-type="float" office:value="0.19918485251116874" table:style-name="ce23">
            <text:p>0.20</text:p>
          </table:table-cell>
          <table:table-cell office:value-type="float" office:value="392.34993372467335" table:style-name="ce23">
            <text:p>392.35</text:p>
          </table:table-cell>
          <table:table-cell office:value-type="float" office:value="656" table:style-name="ce22">
            <text:p>656</text:p>
          </table:table-cell>
          <table:table-cell office:value-type="float" office:value="10867" table:style-name="ce22">
            <text:p>10,867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臺灣土地銀行</text:p>
          </table:table-cell>
          <table:table-cell office:value-type="float" office:value="233952" table:style-name="ce22">
            <text:p>233,952</text:p>
          </table:table-cell>
          <table:table-cell office:value-type="float" office:value="129511" table:style-name="ce22">
            <text:p>129,511</text:p>
          </table:table-cell>
          <table:table-cell office:value-type="float" office:value="3520" table:style-name="ce22">
            <text:p>3,520</text:p>
          </table:table-cell>
          <table:table-cell office:value-type="float" office:value="1099" table:style-name="ce22">
            <text:p>1,099</text:p>
          </table:table-cell>
          <table:table-cell office:value-type="float" office:value="296000" table:style-name="ce22">
            <text:p>296,000</text:p>
          </table:table-cell>
          <table:table-cell office:value-type="float" office:value="54722" table:style-name="ce22">
            <text:p>54,722</text:p>
          </table:table-cell>
          <table:table-cell office:value-type="float" office:value="902904" table:style-name="ce22">
            <text:p>902,904</text:p>
          </table:table-cell>
          <table:table-cell office:value-type="float" office:value="1008" table:style-name="ce22">
            <text:p>1,008</text:p>
          </table:table-cell>
          <table:table-cell office:value-type="float" office:value="0.44771242645169818" table:style-name="ce23">
            <text:p>0.45</text:p>
          </table:table-cell>
          <table:table-cell office:value-type="float" office:value="0.19812418054492048" table:style-name="ce23">
            <text:p>0.20</text:p>
          </table:table-cell>
          <table:table-cell office:value-type="float" office:value="1026.8009454321241" table:style-name="ce23">
            <text:p>1,026.80</text:p>
          </table:table-cell>
          <table:table-cell office:value-type="float" office:value="2179" table:style-name="ce22">
            <text:p>2,179</text:p>
          </table:table-cell>
          <table:table-cell office:value-type="float" office:value="18345" table:style-name="ce22">
            <text:p>18,345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合作金庫商業銀行</text:p>
          </table:table-cell>
          <table:table-cell office:value-type="float" office:value="457738" table:style-name="ce22">
            <text:p>457,738</text:p>
          </table:table-cell>
          <table:table-cell office:value-type="float" office:value="278170" table:style-name="ce22">
            <text:p>278,170</text:p>
          </table:table-cell>
          <table:table-cell office:value-type="float" office:value="14319" table:style-name="ce22">
            <text:p>14,319</text:p>
          </table:table-cell>
          <table:table-cell office:value-type="float" office:value="3667" table:style-name="ce22">
            <text:p>3,667</text:p>
          </table:table-cell>
          <table:table-cell office:value-type="float" office:value="635438" table:style-name="ce22">
            <text:p>635,438</text:p>
          </table:table-cell>
          <table:table-cell office:value-type="float" office:value="240262" table:style-name="ce22">
            <text:p>240,262</text:p>
          </table:table-cell>
          <table:table-cell office:value-type="float" office:value="2703441" table:style-name="ce22">
            <text:p>2,703,441</text:p>
          </table:table-cell>
          <table:table-cell office:value-type="float" office:value="3758" table:style-name="ce22">
            <text:p>3,758</text:p>
          </table:table-cell>
          <table:table-cell office:value-type="float" office:value="0.18945905117981318" table:style-name="ce23">
            <text:p>0.19</text:p>
          </table:table-cell>
          <table:table-cell office:value-type="float" office:value="0.13605243039269013" table:style-name="ce23">
            <text:p>0.14</text:p>
          </table:table-cell>
          <table:table-cell office:value-type="float" office:value="340.32218471178129" table:style-name="ce23">
            <text:p>340.32</text:p>
          </table:table-cell>
          <table:table-cell office:value-type="float" office:value="4707" table:style-name="ce22">
            <text:p>4,707</text:p>
          </table:table-cell>
          <table:table-cell office:value-type="float" office:value="46819" table:style-name="ce22">
            <text:p>46,819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第一商業銀行</text:p>
          </table:table-cell>
          <table:table-cell office:value-type="float" office:value="951071" table:style-name="ce22">
            <text:p>951,071</text:p>
          </table:table-cell>
          <table:table-cell office:value-type="float" office:value="640575" table:style-name="ce22">
            <text:p>640,575</text:p>
          </table:table-cell>
          <table:table-cell office:value-type="float" office:value="8179" table:style-name="ce22">
            <text:p>8,179</text:p>
          </table:table-cell>
          <table:table-cell office:value-type="float" office:value="9891" table:style-name="ce22">
            <text:p>9,891</text:p>
          </table:table-cell>
          <table:table-cell office:value-type="float" office:value="1470622" table:style-name="ce22">
            <text:p>1,470,622</text:p>
          </table:table-cell>
          <table:table-cell office:value-type="float" office:value="1190751" table:style-name="ce22">
            <text:p>1,190,751</text:p>
          </table:table-cell>
          <table:table-cell office:value-type="float" office:value="4171191" table:style-name="ce22">
            <text:p>4,171,191</text:p>
          </table:table-cell>
          <table:table-cell office:value-type="float" office:value="17394" table:style-name="ce22">
            <text:p>17,394</text:p>
          </table:table-cell>
          <table:table-cell office:value-type="float" office:value="0.18197496685960021" table:style-name="ce23">
            <text:p>0.18</text:p>
          </table:table-cell>
          <table:table-cell office:value-type="float" office:value="0" table:style-name="ce23">
            <text:p>0.00</text:p>
          </table:table-cell>
          <table:table-cell office:value-type="float" office:value="1725.6163300510316" table:style-name="ce23">
            <text:p>1,725.62</text:p>
          </table:table-cell>
          <table:table-cell office:value-type="float" office:value="5491" table:style-name="ce22">
            <text:p>5,491</text:p>
          </table:table-cell>
          <table:table-cell office:value-type="float" office:value="68241" table:style-name="ce22">
            <text:p>68,241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華南商業銀行</text:p>
          </table:table-cell>
          <table:table-cell office:value-type="float" office:value="926221" table:style-name="ce22">
            <text:p>926,221</text:p>
          </table:table-cell>
          <table:table-cell office:value-type="float" office:value="679902" table:style-name="ce22">
            <text:p>679,902</text:p>
          </table:table-cell>
          <table:table-cell office:value-type="float" office:value="16276" table:style-name="ce22">
            <text:p>16,276</text:p>
          </table:table-cell>
          <table:table-cell office:value-type="float" office:value="9511" table:style-name="ce22">
            <text:p>9,511</text:p>
          </table:table-cell>
          <table:table-cell office:value-type="float" office:value="839963" table:style-name="ce22">
            <text:p>839,963</text:p>
          </table:table-cell>
          <table:table-cell office:value-type="float" office:value="1831850" table:style-name="ce22">
            <text:p>1,831,850</text:p>
          </table:table-cell>
          <table:table-cell office:value-type="float" office:value="4064532" table:style-name="ce22">
            <text:p>4,064,532</text:p>
          </table:table-cell>
          <table:table-cell office:value-type="float" office:value="1671" table:style-name="ce22">
            <text:p>1,671</text:p>
          </table:table-cell>
          <table:table-cell office:value-type="float" office:value="5.5011347509998344E-2" table:style-name="ce23">
            <text:p>0.06</text:p>
          </table:table-cell>
          <table:table-cell office:value-type="float" office:value="0" table:style-name="ce23">
            <text:p>0.00</text:p>
          </table:table-cell>
          <table:table-cell office:value-type="float" office:value="904.49511846207338" table:style-name="ce23">
            <text:p>904.50</text:p>
          </table:table-cell>
          <table:table-cell office:value-type="float" office:value="12366" table:style-name="ce22">
            <text:p>12,366</text:p>
          </table:table-cell>
          <table:table-cell office:value-type="float" office:value="48766" table:style-name="ce22">
            <text:p>48,766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彰化商業銀行</text:p>
          </table:table-cell>
          <table:table-cell office:value-type="float" office:value="424551" table:style-name="ce22">
            <text:p>424,551</text:p>
          </table:table-cell>
          <table:table-cell office:value-type="float" office:value="207437" table:style-name="ce22">
            <text:p>207,437</text:p>
          </table:table-cell>
          <table:table-cell office:value-type="float" office:value="1289" table:style-name="ce22">
            <text:p>1,289</text:p>
          </table:table-cell>
          <table:table-cell office:value-type="float" office:value="2939" table:style-name="ce22">
            <text:p>2,939</text:p>
          </table:table-cell>
          <table:table-cell office:value-type="float" office:value="304242" table:style-name="ce22">
            <text:p>304,242</text:p>
          </table:table-cell>
          <table:table-cell office:value-type="float" office:value="148217" table:style-name="ce22">
            <text:p>148,217</text:p>
          </table:table-cell>
          <table:table-cell office:value-type="float" office:value="1313347" table:style-name="ce22">
            <text:p>1,313,347</text:p>
          </table:table-cell>
          <table:table-cell office:value-type="float" office:value="586" table:style-name="ce22">
            <text:p>586</text:p>
          </table:table-cell>
          <table:table-cell office:value-type="float" office:value="0.14293251419334924" table:style-name="ce23">
            <text:p>0.14</text:p>
          </table:table-cell>
          <table:table-cell office:value-type="float" office:value="5.6176879565457355E-3" table:style-name="ce23">
            <text:p>0.01</text:p>
          </table:table-cell>
          <table:table-cell office:value-type="float" office:value="1003.1797002896361" table:style-name="ce23">
            <text:p>1,003.18</text:p>
          </table:table-cell>
          <table:table-cell office:value-type="float" office:value="3896" table:style-name="ce22">
            <text:p>3,896</text:p>
          </table:table-cell>
          <table:table-cell office:value-type="float" office:value="28585" table:style-name="ce22">
            <text:p>28,585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上海商業儲蓄銀行</text:p>
          </table:table-cell>
          <table:table-cell office:value-type="float" office:value="355846" table:style-name="ce22">
            <text:p>355,846</text:p>
          </table:table-cell>
          <table:table-cell office:value-type="float" office:value="177568" table:style-name="ce22">
            <text:p>177,568</text:p>
          </table:table-cell>
          <table:table-cell office:value-type="float" office:value="1800" table:style-name="ce22">
            <text:p>1,800</text:p>
          </table:table-cell>
          <table:table-cell office:value-type="float" office:value="1744" table:style-name="ce22">
            <text:p>1,744</text:p>
          </table:table-cell>
          <table:table-cell office:value-type="float" office:value="726614" table:style-name="ce22">
            <text:p>726,614</text:p>
          </table:table-cell>
          <table:table-cell office:value-type="float" office:value="180126" table:style-name="ce22">
            <text:p>180,126</text:p>
          </table:table-cell>
          <table:table-cell office:value-type="float" office:value="1083009" table:style-name="ce22">
            <text:p>1,083,009</text:p>
          </table:table-cell>
          <table:table-cell office:value-type="float" office:value="7480" table:style-name="ce22">
            <text:p>7,480</text:p>
          </table:table-cell>
          <table:table-cell office:value-type="float" office:value="0.73284841505661691" table:style-name="ce23">
            <text:p>0.73</text:p>
          </table:table-cell>
          <table:table-cell office:value-type="float" office:value="0.23185354292397858" table:style-name="ce23">
            <text:p>0.23</text:p>
          </table:table-cell>
          <table:table-cell office:value-type="float" office:value="861.61267629225154" table:style-name="ce23">
            <text:p>861.61</text:p>
          </table:table-cell>
          <table:table-cell office:value-type="float" office:value="6243" table:style-name="ce22">
            <text:p>6,243</text:p>
          </table:table-cell>
          <table:table-cell office:value-type="float" office:value="32906" table:style-name="ce22">
            <text:p>32,906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台北富邦商業銀行</text:p>
          </table:table-cell>
          <table:table-cell office:value-type="float" office:value="2392960" table:style-name="ce22">
            <text:p>2,392,960</text:p>
          </table:table-cell>
          <table:table-cell office:value-type="float" office:value="1745168" table:style-name="ce22">
            <text:p>1,745,168</text:p>
          </table:table-cell>
          <table:table-cell office:value-type="float" office:value="37716" table:style-name="ce22">
            <text:p>37,716</text:p>
          </table:table-cell>
          <table:table-cell office:value-type="float" office:value="25008" table:style-name="ce22">
            <text:p>25,008</text:p>
          </table:table-cell>
          <table:table-cell office:value-type="float" office:value="6195011" table:style-name="ce22">
            <text:p>6,195,011</text:p>
          </table:table-cell>
          <table:table-cell office:value-type="float" office:value="9574588" table:style-name="ce22">
            <text:p>9,574,588</text:p>
          </table:table-cell>
          <table:table-cell office:value-type="float" office:value="18735418" table:style-name="ce22">
            <text:p>18,735,418</text:p>
          </table:table-cell>
          <table:table-cell office:value-type="float" office:value="53731" table:style-name="ce22">
            <text:p>53,731</text:p>
          </table:table-cell>
          <table:table-cell office:value-type="float" office:value="0.13747448850279489" table:style-name="ce23">
            <text:p>0.14</text:p>
          </table:table-cell>
          <table:table-cell office:value-type="float" office:value="2.5182275979435738E-4" table:style-name="ce23">
            <text:p>0.00</text:p>
          </table:table-cell>
          <table:table-cell office:value-type="float" office:value="818.57545924521185" table:style-name="ce23">
            <text:p>818.58</text:p>
          </table:table-cell>
          <table:table-cell office:value-type="float" office:value="22158" table:style-name="ce22">
            <text:p>22,158</text:p>
          </table:table-cell>
          <table:table-cell office:value-type="float" office:value="283596" table:style-name="ce22">
            <text:p>283,596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國泰世華商業銀行</text:p>
          </table:table-cell>
          <table:table-cell office:value-type="float" office:value="5889738" table:style-name="ce22">
            <text:p>5,889,738</text:p>
          </table:table-cell>
          <table:table-cell office:value-type="float" office:value="4170575" table:style-name="ce22">
            <text:p>4,170,575</text:p>
          </table:table-cell>
          <table:table-cell office:value-type="float" office:value="71832" table:style-name="ce22">
            <text:p>71,832</text:p>
          </table:table-cell>
          <table:table-cell office:value-type="float" office:value="39259" table:style-name="ce22">
            <text:p>39,259</text:p>
          </table:table-cell>
          <table:table-cell office:value-type="float" office:value="15371268" table:style-name="ce22">
            <text:p>15,371,268</text:p>
          </table:table-cell>
          <table:table-cell office:value-type="float" office:value="10861269" table:style-name="ce22">
            <text:p>10,861,269</text:p>
          </table:table-cell>
          <table:table-cell office:value-type="float" office:value="38956432" table:style-name="ce22">
            <text:p>38,956,432</text:p>
          </table:table-cell>
          <table:table-cell office:value-type="float" office:value="236940" table:style-name="ce22">
            <text:p>236,940</text:p>
          </table:table-cell>
          <table:table-cell office:value-type="float" office:value="0.11651454923317679" table:style-name="ce23">
            <text:p>0.12</text:p>
          </table:table-cell>
          <table:table-cell office:value-type="float" office:value="0" table:style-name="ce23">
            <text:p>0.00</text:p>
          </table:table-cell>
          <table:table-cell office:value-type="float" office:value="2459.9471803440788" table:style-name="ce23">
            <text:p>2,459.95</text:p>
          </table:table-cell>
          <table:table-cell office:value-type="float" office:value="28344" table:style-name="ce22">
            <text:p>28,344</text:p>
          </table:table-cell>
          <table:table-cell office:value-type="float" office:value="360755" table:style-name="ce22">
            <text:p>360,755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高雄銀行</text:p>
          </table:table-cell>
          <table:table-cell office:value-type="float" office:value="10324" table:style-name="ce22">
            <text:p>10,324</text:p>
          </table:table-cell>
          <table:table-cell office:value-type="float" office:value="4601" table:style-name="ce22">
            <text:p>4,601</text:p>
          </table:table-cell>
          <table:table-cell office:value-type="float" office:value="170" table:style-name="ce22">
            <text:p>170</text:p>
          </table:table-cell>
          <table:table-cell office:value-type="float" office:value="32" table:style-name="ce22">
            <text:p>32</text:p>
          </table:table-cell>
          <table:table-cell office:value-type="float" office:value="7612" table:style-name="ce22">
            <text:p>7,612</text:p>
          </table:table-cell>
          <table:table-cell office:value-type="float" office:value="85" table:style-name="ce22">
            <text:p>85</text:p>
          </table:table-cell>
          <table:table-cell office:value-type="float" office:value="133214" table:style-name="ce22">
            <text:p>133,214</text:p>
          </table:table-cell>
          <table:table-cell office:value-type="float" office:value="97" table:style-name="ce22">
            <text:p>97</text:p>
          </table:table-cell>
          <table:table-cell office:value-type="float" office:value="0.65170743669916009" table:style-name="ce23">
            <text:p>0.65</text:p>
          </table:table-cell>
          <table:table-cell office:value-type="float" office:value="0.56648887254000369" table:style-name="ce23">
            <text:p>0.57</text:p>
          </table:table-cell>
          <table:table-cell office:value-type="float" office:value="177.12680736594339" table:style-name="ce23">
            <text:p>177.13</text:p>
          </table:table-cell>
          <table:table-cell office:value-type="float" office:value="96" table:style-name="ce22">
            <text:p>96</text:p>
          </table:table-cell>
          <table:table-cell office:value-type="float" office:value="1012" table:style-name="ce22">
            <text:p>1,012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兆豐國際商業銀行</text:p>
          </table:table-cell>
          <table:table-cell office:value-type="float" office:value="603332" table:style-name="ce22">
            <text:p>603,332</text:p>
          </table:table-cell>
          <table:table-cell office:value-type="float" office:value="416322" table:style-name="ce22">
            <text:p>416,322</text:p>
          </table:table-cell>
          <table:table-cell office:value-type="float" office:value="5874" table:style-name="ce22">
            <text:p>5,874</text:p>
          </table:table-cell>
          <table:table-cell office:value-type="float" office:value="7845" table:style-name="ce22">
            <text:p>7,845</text:p>
          </table:table-cell>
          <table:table-cell office:value-type="float" office:value="1166621" table:style-name="ce22">
            <text:p>1,166,621</text:p>
          </table:table-cell>
          <table:table-cell office:value-type="float" office:value="870148" table:style-name="ce22">
            <text:p>870,148</text:p>
          </table:table-cell>
          <table:table-cell office:value-type="float" office:value="2511657" table:style-name="ce22">
            <text:p>2,511,657</text:p>
          </table:table-cell>
          <table:table-cell office:value-type="float" office:value="5020" table:style-name="ce22">
            <text:p>5,020</text:p>
          </table:table-cell>
          <table:table-cell office:value-type="float" office:value="0.18848684529704673" table:style-name="ce23">
            <text:p>0.19</text:p>
          </table:table-cell>
          <table:table-cell office:value-type="float" office:value="4.6168332991471044E-2" table:style-name="ce23">
            <text:p>0.05</text:p>
          </table:table-cell>
          <table:table-cell office:value-type="float" office:value="590.29331028873526" table:style-name="ce23">
            <text:p>590.29</text:p>
          </table:table-cell>
          <table:table-cell office:value-type="float" office:value="3291" table:style-name="ce22">
            <text:p>3,291</text:p>
          </table:table-cell>
          <table:table-cell office:value-type="float" office:value="41755" table:style-name="ce22">
            <text:p>41,755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花旗(台灣)商業銀行</text:p>
          </table:table-cell>
          <table:table-cell office:value-type="float" office:value="2883733" table:style-name="ce22">
            <text:p>2,883,733</text:p>
          </table:table-cell>
          <table:table-cell office:value-type="float" office:value="2445067" table:style-name="ce22">
            <text:p>2,445,067</text:p>
          </table:table-cell>
          <table:table-cell office:value-type="float" office:value="16906" table:style-name="ce22">
            <text:p>16,906</text:p>
          </table:table-cell>
          <table:table-cell office:value-type="float" office:value="29140" table:style-name="ce22">
            <text:p>29,140</text:p>
          </table:table-cell>
          <table:table-cell office:value-type="float" office:value="16206300" table:style-name="ce22">
            <text:p>16,206,300</text:p>
          </table:table-cell>
          <table:table-cell office:value-type="float" office:value="10259284" table:style-name="ce22">
            <text:p>10,259,284</text:p>
          </table:table-cell>
          <table:table-cell office:value-type="float" office:value="20851387" table:style-name="ce22">
            <text:p>20,851,387</text:p>
          </table:table-cell>
          <table:table-cell office:value-type="float" office:value="203927" table:style-name="ce22">
            <text:p>203,927</text:p>
          </table:table-cell>
          <table:table-cell office:value-type="float" office:value="0.67101822918834142" table:style-name="ce23">
            <text:p>0.67</text:p>
          </table:table-cell>
          <table:table-cell office:value-type="float" office:value="0.19364730658495322" table:style-name="ce23">
            <text:p>0.19</text:p>
          </table:table-cell>
          <table:table-cell office:value-type="float" office:value="481.57703185458405" table:style-name="ce23">
            <text:p>481.58</text:p>
          </table:table-cell>
          <table:table-cell office:value-type="float" office:value="0" table:style-name="ce22">
            <text:p>0</text:p>
          </table:table-cell>
          <table:table-cell office:value-type="float" office:value="713813" table:style-name="ce22">
            <text:p>713,813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澳盛(台灣)商業銀行</text:p>
          </table:table-cell>
          <table:table-cell office:value-type="float" office:value="539382" table:style-name="ce22">
            <text:p>539,382</text:p>
          </table:table-cell>
          <table:table-cell office:value-type="float" office:value="330412" table:style-name="ce22">
            <text:p>330,412</text:p>
          </table:table-cell>
          <table:table-cell office:value-type="float" office:value="4660" table:style-name="ce22">
            <text:p>4,660</text:p>
          </table:table-cell>
          <table:table-cell office:value-type="float" office:value="17471" table:style-name="ce22">
            <text:p>17,471</text:p>
          </table:table-cell>
          <table:table-cell office:value-type="float" office:value="2960449" table:style-name="ce22">
            <text:p>2,960,449</text:p>
          </table:table-cell>
          <table:table-cell office:value-type="float" office:value="1578368" table:style-name="ce22">
            <text:p>1,578,368</text:p>
          </table:table-cell>
          <table:table-cell office:value-type="float" office:value="3006692" table:style-name="ce22">
            <text:p>3,006,692</text:p>
          </table:table-cell>
          <table:table-cell office:value-type="float" office:value="26868" table:style-name="ce22">
            <text:p>26,868</text:p>
          </table:table-cell>
          <table:table-cell office:value-type="float" office:value="0.42475160762051722" table:style-name="ce23">
            <text:p>0.42</text:p>
          </table:table-cell>
          <table:table-cell office:value-type="float" office:value="0" table:style-name="ce23">
            <text:p>0.00</text:p>
          </table:table-cell>
          <table:table-cell office:value-type="float" office:value="404.75124148741389" table:style-name="ce23">
            <text:p>404.75</text:p>
          </table:table-cell>
          <table:table-cell office:value-type="float" office:value="13306" table:style-name="ce22">
            <text:p>13,306</text:p>
          </table:table-cell>
          <table:table-cell office:value-type="float" office:value="164924" table:style-name="ce22">
            <text:p>164,924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臺灣中小企業銀行</text:p>
          </table:table-cell>
          <table:table-cell office:value-type="float" office:value="329157" table:style-name="ce22">
            <text:p>329,157</text:p>
          </table:table-cell>
          <table:table-cell office:value-type="float" office:value="125384" table:style-name="ce22">
            <text:p>125,384</text:p>
          </table:table-cell>
          <table:table-cell office:value-type="float" office:value="646" table:style-name="ce22">
            <text:p>646</text:p>
          </table:table-cell>
          <table:table-cell office:value-type="float" office:value="1504" table:style-name="ce22">
            <text:p>1,504</text:p>
          </table:table-cell>
          <table:table-cell office:value-type="float" office:value="450533" table:style-name="ce22">
            <text:p>450,533</text:p>
          </table:table-cell>
          <table:table-cell office:value-type="float" office:value="83103" table:style-name="ce22">
            <text:p>83,103</text:p>
          </table:table-cell>
          <table:table-cell office:value-type="float" office:value="977574" table:style-name="ce22">
            <text:p>977,574</text:p>
          </table:table-cell>
          <table:table-cell office:value-type="float" office:value="3315" table:style-name="ce22">
            <text:p>3,315</text:p>
          </table:table-cell>
          <table:table-cell office:value-type="float" office:value="0.15333412839918428" table:style-name="ce23">
            <text:p>0.15</text:p>
          </table:table-cell>
          <table:table-cell office:value-type="float" office:value="1.1333392099070144E-2" table:style-name="ce23">
            <text:p>0.01</text:p>
          </table:table-cell>
          <table:table-cell office:value-type="float" office:value="147.1616461252674" table:style-name="ce23">
            <text:p>147.16</text:p>
          </table:table-cell>
          <table:table-cell office:value-type="float" office:value="3019" table:style-name="ce22">
            <text:p>3,019</text:p>
          </table:table-cell>
          <table:table-cell office:value-type="float" office:value="26785" table:style-name="ce22">
            <text:p>26,785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渣打國際商業銀行</text:p>
          </table:table-cell>
          <table:table-cell office:value-type="float" office:value="350232" table:style-name="ce22">
            <text:p>350,232</text:p>
          </table:table-cell>
          <table:table-cell office:value-type="float" office:value="212512" table:style-name="ce22">
            <text:p>212,512</text:p>
          </table:table-cell>
          <table:table-cell office:value-type="float" office:value="1522" table:style-name="ce22">
            <text:p>1,522</text:p>
          </table:table-cell>
          <table:table-cell office:value-type="float" office:value="4515" table:style-name="ce22">
            <text:p>4,515</text:p>
          </table:table-cell>
          <table:table-cell office:value-type="float" office:value="1852279" table:style-name="ce22">
            <text:p>1,852,279</text:p>
          </table:table-cell>
          <table:table-cell office:value-type="float" office:value="560756" table:style-name="ce22">
            <text:p>560,756</text:p>
          </table:table-cell>
          <table:table-cell office:value-type="float" office:value="1367287" table:style-name="ce22">
            <text:p>1,367,287</text:p>
          </table:table-cell>
          <table:table-cell office:value-type="float" office:value="9197" table:style-name="ce22">
            <text:p>9,197</text:p>
          </table:table-cell>
          <table:table-cell office:value-type="float" office:value="0.39520681281498959" table:style-name="ce23">
            <text:p>0.40</text:p>
          </table:table-cell>
          <table:table-cell office:value-type="float" office:value="0" table:style-name="ce23">
            <text:p>0.00</text:p>
          </table:table-cell>
          <table:table-cell office:value-type="float" office:value="549.43414819230418" table:style-name="ce23">
            <text:p>549.43</text:p>
          </table:table-cell>
          <table:table-cell office:value-type="float" office:value="8983" table:style-name="ce22">
            <text:p>8,983</text:p>
          </table:table-cell>
          <table:table-cell office:value-type="float" office:value="131507" table:style-name="ce22">
            <text:p>131,507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台中商業銀行</text:p>
          </table:table-cell>
          <table:table-cell office:value-type="float" office:value="203995" table:style-name="ce22">
            <text:p>203,995</text:p>
          </table:table-cell>
          <table:table-cell office:value-type="float" office:value="79552" table:style-name="ce22">
            <text:p>79,552</text:p>
          </table:table-cell>
          <table:table-cell office:value-type="float" office:value="2902" table:style-name="ce22">
            <text:p>2,902</text:p>
          </table:table-cell>
          <table:table-cell office:value-type="float" office:value="1173" table:style-name="ce22">
            <text:p>1,173</text:p>
          </table:table-cell>
          <table:table-cell office:value-type="float" office:value="272738" table:style-name="ce22">
            <text:p>272,738</text:p>
          </table:table-cell>
          <table:table-cell office:value-type="float" office:value="44864" table:style-name="ce22">
            <text:p>44,864</text:p>
          </table:table-cell>
          <table:table-cell office:value-type="float" office:value="549252" table:style-name="ce22">
            <text:p>549,252</text:p>
          </table:table-cell>
          <table:table-cell office:value-type="float" office:value="0" table:style-name="ce22">
            <text:p>0</text:p>
          </table:table-cell>
          <table:table-cell office:value-type="float" office:value="1.5867872733000314" table:style-name="ce23">
            <text:p>1.59</text:p>
          </table:table-cell>
          <table:table-cell office:value-type="float" office:value="0.36670588310928531" table:style-name="ce23">
            <text:p>0.37</text:p>
          </table:table-cell>
          <table:table-cell office:value-type="float" office:value="304.7452405230253" table:style-name="ce23">
            <text:p>304.75</text:p>
          </table:table-cell>
          <table:table-cell office:value-type="float" office:value="0" table:style-name="ce22">
            <text:p>0</text:p>
          </table:table-cell>
          <table:table-cell office:value-type="float" office:value="25553" table:style-name="ce22">
            <text:p>25,553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匯豐(台灣)商業銀行</text:p>
          </table:table-cell>
          <table:table-cell office:value-type="float" office:value="590415" table:style-name="ce22">
            <text:p>590,415</text:p>
          </table:table-cell>
          <table:table-cell office:value-type="float" office:value="405949" table:style-name="ce22">
            <text:p>405,949</text:p>
          </table:table-cell>
          <table:table-cell office:value-type="float" office:value="5131" table:style-name="ce22">
            <text:p>5,131</text:p>
          </table:table-cell>
          <table:table-cell office:value-type="float" office:value="10503" table:style-name="ce22">
            <text:p>10,503</text:p>
          </table:table-cell>
          <table:table-cell office:value-type="float" office:value="2626342" table:style-name="ce22">
            <text:p>2,626,342</text:p>
          </table:table-cell>
          <table:table-cell office:value-type="float" office:value="1593062" table:style-name="ce22">
            <text:p>1,593,062</text:p>
          </table:table-cell>
          <table:table-cell office:value-type="float" office:value="4300653" table:style-name="ce22">
            <text:p>4,300,653</text:p>
          </table:table-cell>
          <table:table-cell office:value-type="float" office:value="56966" table:style-name="ce22">
            <text:p>56,966</text:p>
          </table:table-cell>
          <table:table-cell office:value-type="float" office:value="0.28400254963924909" table:style-name="ce23">
            <text:p>0.28</text:p>
          </table:table-cell>
          <table:table-cell office:value-type="float" office:value="0" table:style-name="ce23">
            <text:p>0.00</text:p>
          </table:table-cell>
          <table:table-cell office:value-type="float" office:value="2434.9084187429885" table:style-name="ce23">
            <text:p>2,434.91</text:p>
          </table:table-cell>
          <table:table-cell office:value-type="float" office:value="8878" table:style-name="ce22">
            <text:p>8,878</text:p>
          </table:table-cell>
          <table:table-cell office:value-type="float" office:value="91957" table:style-name="ce22">
            <text:p>91,957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華泰商業銀行</text:p>
          </table:table-cell>
          <table:table-cell office:value-type="float" office:value="10138" table:style-name="ce22">
            <text:p>10,138</text:p>
          </table:table-cell>
          <table:table-cell office:value-type="float" office:value="6065" table:style-name="ce22">
            <text:p>6,065</text:p>
          </table:table-cell>
          <table:table-cell office:value-type="float" office:value="13" table:style-name="ce22">
            <text:p>13</text:p>
          </table:table-cell>
          <table:table-cell office:value-type="float" office:value="16" table:style-name="ce22">
            <text:p>16</text:p>
          </table:table-cell>
          <table:table-cell office:value-type="float" office:value="18065" table:style-name="ce22">
            <text:p>18,065</text:p>
          </table:table-cell>
          <table:table-cell office:value-type="float" office:value="1935" table:style-name="ce22">
            <text:p>1,935</text:p>
          </table:table-cell>
          <table:table-cell office:value-type="float" office:value="60576" table:style-name="ce22">
            <text:p>60,576</text:p>
          </table:table-cell>
          <table:table-cell office:value-type="float" office:value="0" table:style-name="ce22">
            <text:p>0</text:p>
          </table:table-cell>
          <table:table-cell office:value-type="float" office:value="1.1175969043090443" table:style-name="ce23">
            <text:p>1.12</text:p>
          </table:table-cell>
          <table:table-cell office:value-type="float" office:value="0.25185282350626353" table:style-name="ce23">
            <text:p>0.25</text:p>
          </table:table-cell>
          <table:table-cell office:value-type="float" office:value="206.37053232415113" table:style-name="ce23">
            <text:p>206.37</text:p>
          </table:table-cell>
          <table:table-cell office:value-type="float" office:value="0" table:style-name="ce22">
            <text:p>0</text:p>
          </table:table-cell>
          <table:table-cell office:value-type="float" office:value="1758" table:style-name="ce22">
            <text:p>1,758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臺灣新光商業銀行</text:p>
          </table:table-cell>
          <table:table-cell office:value-type="float" office:value="902878" table:style-name="ce22">
            <text:p>902,878</text:p>
          </table:table-cell>
          <table:table-cell office:value-type="float" office:value="483351" table:style-name="ce22">
            <text:p>483,351</text:p>
          </table:table-cell>
          <table:table-cell office:value-type="float" office:value="6748" table:style-name="ce22">
            <text:p>6,748</text:p>
          </table:table-cell>
          <table:table-cell office:value-type="float" office:value="8180" table:style-name="ce22">
            <text:p>8,180</text:p>
          </table:table-cell>
          <table:table-cell office:value-type="float" office:value="2018218" table:style-name="ce22">
            <text:p>2,018,218</text:p>
          </table:table-cell>
          <table:table-cell office:value-type="float" office:value="1445935" table:style-name="ce22">
            <text:p>1,445,935</text:p>
          </table:table-cell>
          <table:table-cell office:value-type="float" office:value="3739722" table:style-name="ce22">
            <text:p>3,739,722</text:p>
          </table:table-cell>
          <table:table-cell office:value-type="float" office:value="12564" table:style-name="ce22">
            <text:p>12,564</text:p>
          </table:table-cell>
          <table:table-cell office:value-type="float" office:value="0.26406269400003246" table:style-name="ce23">
            <text:p>0.26</text:p>
          </table:table-cell>
          <table:table-cell office:value-type="float" office:value="1.9763446346892619E-2" table:style-name="ce23">
            <text:p>0.02</text:p>
          </table:table-cell>
          <table:table-cell office:value-type="float" office:value="228.31874700642678" table:style-name="ce23">
            <text:p>228.32</text:p>
          </table:table-cell>
          <table:table-cell office:value-type="float" office:value="6545" table:style-name="ce22">
            <text:p>6,545</text:p>
          </table:table-cell>
          <table:table-cell office:value-type="float" office:value="70740" table:style-name="ce22">
            <text:p>70,740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陽信商業銀行</text:p>
          </table:table-cell>
          <table:table-cell office:value-type="float" office:value="89207" table:style-name="ce22">
            <text:p>89,207</text:p>
          </table:table-cell>
          <table:table-cell office:value-type="float" office:value="50260" table:style-name="ce22">
            <text:p>50,260</text:p>
          </table:table-cell>
          <table:table-cell office:value-type="float" office:value="905" table:style-name="ce22">
            <text:p>905</text:p>
          </table:table-cell>
          <table:table-cell office:value-type="float" office:value="748" table:style-name="ce22">
            <text:p>748</text:p>
          </table:table-cell>
          <table:table-cell office:value-type="float" office:value="241326" table:style-name="ce22">
            <text:p>241,326</text:p>
          </table:table-cell>
          <table:table-cell office:value-type="float" office:value="52034" table:style-name="ce22">
            <text:p>52,034</text:p>
          </table:table-cell>
          <table:table-cell office:value-type="float" office:value="265361" table:style-name="ce22">
            <text:p>265,361</text:p>
          </table:table-cell>
          <table:table-cell office:value-type="float" office:value="191" table:style-name="ce22">
            <text:p>191</text:p>
          </table:table-cell>
          <table:table-cell office:value-type="float" office:value="6.2287809515187177E-2" table:style-name="ce23">
            <text:p>0.06</text:p>
          </table:table-cell>
          <table:table-cell office:value-type="float" office:value="1.8106921370693947E-4" table:style-name="ce23">
            <text:p>0.00</text:p>
          </table:table-cell>
          <table:table-cell office:value-type="float" office:value="1141.8584825234441" table:style-name="ce23">
            <text:p>1,141.86</text:p>
          </table:table-cell>
          <table:table-cell office:value-type="float" office:value="4757" table:style-name="ce22">
            <text:p>4,757</text:p>
          </table:table-cell>
          <table:table-cell office:value-type="float" office:value="15640" table:style-name="ce22">
            <text:p>15,640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三信商業銀行</text:p>
          </table:table-cell>
          <table:table-cell office:value-type="float" office:value="17073" table:style-name="ce22">
            <text:p>17,073</text:p>
          </table:table-cell>
          <table:table-cell office:value-type="float" office:value="11029" table:style-name="ce22">
            <text:p>11,029</text:p>
          </table:table-cell>
          <table:table-cell office:value-type="float" office:value="113" table:style-name="ce22">
            <text:p>113</text:p>
          </table:table-cell>
          <table:table-cell office:value-type="float" office:value="99" table:style-name="ce22">
            <text:p>99</text:p>
          </table:table-cell>
          <table:table-cell office:value-type="float" office:value="29335" table:style-name="ce22">
            <text:p>29,335</text:p>
          </table:table-cell>
          <table:table-cell office:value-type="float" office:value="15438" table:style-name="ce22">
            <text:p>15,438</text:p>
          </table:table-cell>
          <table:table-cell office:value-type="float" office:value="120007" table:style-name="ce22">
            <text:p>120,007</text:p>
          </table:table-cell>
          <table:table-cell office:value-type="float" office:value="143" table:style-name="ce22">
            <text:p>143</text:p>
          </table:table-cell>
          <table:table-cell office:value-type="float" office:value="0.28736424279177464" table:style-name="ce23">
            <text:p>0.29</text:p>
          </table:table-cell>
          <table:table-cell office:value-type="float" office:value="0" table:style-name="ce23">
            <text:p>0.00</text:p>
          </table:table-cell>
          <table:table-cell office:value-type="float" office:value="6790.5226764287172" table:style-name="ce23">
            <text:p>6,790.52</text:p>
          </table:table-cell>
          <table:table-cell office:value-type="float" office:value="693" table:style-name="ce22">
            <text:p>693</text:p>
          </table:table-cell>
          <table:table-cell office:value-type="float" office:value="3316" table:style-name="ce22">
            <text:p>3,316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聯邦商業銀行</text:p>
          </table:table-cell>
          <table:table-cell office:value-type="float" office:value="2015520" table:style-name="ce22">
            <text:p>2,015,520</text:p>
          </table:table-cell>
          <table:table-cell office:value-type="float" office:value="1083892" table:style-name="ce22">
            <text:p>1,083,892</text:p>
          </table:table-cell>
          <table:table-cell office:value-type="float" office:value="32811" table:style-name="ce22">
            <text:p>32,811</text:p>
          </table:table-cell>
          <table:table-cell office:value-type="float" office:value="33890" table:style-name="ce22">
            <text:p>33,890</text:p>
          </table:table-cell>
          <table:table-cell office:value-type="float" office:value="4907907" table:style-name="ce22">
            <text:p>4,907,907</text:p>
          </table:table-cell>
          <table:table-cell office:value-type="float" office:value="2657214" table:style-name="ce22">
            <text:p>2,657,214</text:p>
          </table:table-cell>
          <table:table-cell office:value-type="float" office:value="7332375" table:style-name="ce22">
            <text:p>7,332,375</text:p>
          </table:table-cell>
          <table:table-cell office:value-type="float" office:value="96309" table:style-name="ce22">
            <text:p>96,309</text:p>
          </table:table-cell>
          <table:table-cell office:value-type="float" office:value="0.29195218758182367" table:style-name="ce23">
            <text:p>0.29</text:p>
          </table:table-cell>
          <table:table-cell office:value-type="float" office:value="0" table:style-name="ce23">
            <text:p>0.00</text:p>
          </table:table-cell>
          <table:table-cell office:value-type="float" office:value="119.70574602172492" table:style-name="ce23">
            <text:p>119.71</text:p>
          </table:table-cell>
          <table:table-cell office:value-type="float" office:value="14907" table:style-name="ce22">
            <text:p>14,907</text:p>
          </table:table-cell>
          <table:table-cell office:value-type="float" office:value="170739" table:style-name="ce22">
            <text:p>170,739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遠東國際商業銀行</text:p>
          </table:table-cell>
          <table:table-cell office:value-type="float" office:value="1790432" table:style-name="ce22">
            <text:p>1,790,432</text:p>
          </table:table-cell>
          <table:table-cell office:value-type="float" office:value="1095414" table:style-name="ce22">
            <text:p>1,095,414</text:p>
          </table:table-cell>
          <table:table-cell office:value-type="float" office:value="12466" table:style-name="ce22">
            <text:p>12,466</text:p>
          </table:table-cell>
          <table:table-cell office:value-type="float" office:value="56511" table:style-name="ce22">
            <text:p>56,511</text:p>
          </table:table-cell>
          <table:table-cell office:value-type="float" office:value="4687580" table:style-name="ce22">
            <text:p>4,687,580</text:p>
          </table:table-cell>
          <table:table-cell office:value-type="float" office:value="5558214" table:style-name="ce22">
            <text:p>5,558,214</text:p>
          </table:table-cell>
          <table:table-cell office:value-type="float" office:value="4495510" table:style-name="ce22">
            <text:p>4,495,510</text:p>
          </table:table-cell>
          <table:table-cell office:value-type="float" office:value="221558" table:style-name="ce22">
            <text:p>221,558</text:p>
          </table:table-cell>
          <table:table-cell office:value-type="float" office:value="0.36287486950475961" table:style-name="ce23">
            <text:p>0.36</text:p>
          </table:table-cell>
          <table:table-cell office:value-type="float" office:value="0.10994208969825851" table:style-name="ce23">
            <text:p>0.11</text:p>
          </table:table-cell>
          <table:table-cell office:value-type="float" office:value="100.34922562467973" table:style-name="ce23">
            <text:p>100.35</text:p>
          </table:table-cell>
          <table:table-cell office:value-type="float" office:value="24133" table:style-name="ce22">
            <text:p>24,133</text:p>
          </table:table-cell>
          <table:table-cell office:value-type="float" office:value="199416" table:style-name="ce22">
            <text:p>199,416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元大商業銀行</text:p>
          </table:table-cell>
          <table:table-cell office:value-type="float" office:value="578740" table:style-name="ce22">
            <text:p>578,740</text:p>
          </table:table-cell>
          <table:table-cell office:value-type="float" office:value="370293" table:style-name="ce22">
            <text:p>370,293</text:p>
          </table:table-cell>
          <table:table-cell office:value-type="float" office:value="13178" table:style-name="ce22">
            <text:p>13,178</text:p>
          </table:table-cell>
          <table:table-cell office:value-type="float" office:value="4617" table:style-name="ce22">
            <text:p>4,617</text:p>
          </table:table-cell>
          <table:table-cell office:value-type="float" office:value="529463" table:style-name="ce22">
            <text:p>529,463</text:p>
          </table:table-cell>
          <table:table-cell office:value-type="float" office:value="528644" table:style-name="ce22">
            <text:p>528,644</text:p>
          </table:table-cell>
          <table:table-cell office:value-type="float" office:value="4541842" table:style-name="ce22">
            <text:p>4,541,842</text:p>
          </table:table-cell>
          <table:table-cell office:value-type="float" office:value="958" table:style-name="ce22">
            <text:p>958</text:p>
          </table:table-cell>
          <table:table-cell office:value-type="float" office:value="0.11705398833271177" table:style-name="ce23">
            <text:p>0.12</text:p>
          </table:table-cell>
          <table:table-cell office:value-type="float" office:value="0" table:style-name="ce23">
            <text:p>0.00</text:p>
          </table:table-cell>
          <table:table-cell office:value-type="float" office:value="1171.1777780284997" table:style-name="ce23">
            <text:p>1,171.18</text:p>
          </table:table-cell>
          <table:table-cell office:value-type="float" office:value="2606" table:style-name="ce22">
            <text:p>2,606</text:p>
          </table:table-cell>
          <table:table-cell office:value-type="float" office:value="20968" table:style-name="ce22">
            <text:p>20,968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永豐商業銀行</text:p>
          </table:table-cell>
          <table:table-cell office:value-type="float" office:value="1935059" table:style-name="ce22">
            <text:p>1,935,059</text:p>
          </table:table-cell>
          <table:table-cell office:value-type="float" office:value="1273076" table:style-name="ce22">
            <text:p>1,273,076</text:p>
          </table:table-cell>
          <table:table-cell office:value-type="float" office:value="13282" table:style-name="ce22">
            <text:p>13,282</text:p>
          </table:table-cell>
          <table:table-cell office:value-type="float" office:value="33403" table:style-name="ce22">
            <text:p>33,403</text:p>
          </table:table-cell>
          <table:table-cell office:value-type="float" office:value="4874575" table:style-name="ce22">
            <text:p>4,874,575</text:p>
          </table:table-cell>
          <table:table-cell office:value-type="float" office:value="3542554" table:style-name="ce22">
            <text:p>3,542,554</text:p>
          </table:table-cell>
          <table:table-cell office:value-type="float" office:value="6734983" table:style-name="ce22">
            <text:p>6,734,983</text:p>
          </table:table-cell>
          <table:table-cell office:value-type="float" office:value="111322" table:style-name="ce22">
            <text:p>111,322</text:p>
          </table:table-cell>
          <table:table-cell office:value-type="float" office:value="0.37603974179682964" table:style-name="ce23">
            <text:p>0.38</text:p>
          </table:table-cell>
          <table:table-cell office:value-type="float" office:value="0" table:style-name="ce23">
            <text:p>0.00</text:p>
          </table:table-cell>
          <table:table-cell office:value-type="float" office:value="569.71568659985394" table:style-name="ce23">
            <text:p>569.72</text:p>
          </table:table-cell>
          <table:table-cell office:value-type="float" office:value="14986" table:style-name="ce22">
            <text:p>14,986</text:p>
          </table:table-cell>
          <table:table-cell office:value-type="float" office:value="178132" table:style-name="ce22">
            <text:p>178,132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玉山商業銀行</text:p>
          </table:table-cell>
          <table:table-cell office:value-type="float" office:value="4293887" table:style-name="ce22">
            <text:p>4,293,887</text:p>
          </table:table-cell>
          <table:table-cell office:value-type="float" office:value="2990512" table:style-name="ce22">
            <text:p>2,990,512</text:p>
          </table:table-cell>
          <table:table-cell office:value-type="float" office:value="49072" table:style-name="ce22">
            <text:p>49,072</text:p>
          </table:table-cell>
          <table:table-cell office:value-type="float" office:value="23421" table:style-name="ce22">
            <text:p>23,421</text:p>
          </table:table-cell>
          <table:table-cell office:value-type="float" office:value="11476370" table:style-name="ce22">
            <text:p>11,476,370</text:p>
          </table:table-cell>
          <table:table-cell office:value-type="float" office:value="10038230" table:style-name="ce22">
            <text:p>10,038,230</text:p>
          </table:table-cell>
          <table:table-cell office:value-type="float" office:value="27059346" table:style-name="ce22">
            <text:p>27,059,346</text:p>
          </table:table-cell>
          <table:table-cell office:value-type="float" office:value="201884" table:style-name="ce22">
            <text:p>201,884</text:p>
          </table:table-cell>
          <table:table-cell office:value-type="float" office:value="0.26441897817901133" table:style-name="ce23">
            <text:p>0.26</text:p>
          </table:table-cell>
          <table:table-cell office:value-type="float" office:value="2.75160769133777E-2" table:style-name="ce23">
            <text:p>0.03</text:p>
          </table:table-cell>
          <table:table-cell office:value-type="float" office:value="928.51801066282599" table:style-name="ce23">
            <text:p>928.52</text:p>
          </table:table-cell>
          <table:table-cell office:value-type="float" office:value="43974" table:style-name="ce22">
            <text:p>43,974</text:p>
          </table:table-cell>
          <table:table-cell office:value-type="float" office:value="463224" table:style-name="ce22">
            <text:p>463,224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凱基商業銀行</text:p>
          </table:table-cell>
          <table:table-cell office:value-type="float" office:value="498074" table:style-name="ce22">
            <text:p>498,074</text:p>
          </table:table-cell>
          <table:table-cell office:value-type="float" office:value="198100" table:style-name="ce22">
            <text:p>198,100</text:p>
          </table:table-cell>
          <table:table-cell office:value-type="float" office:value="10199" table:style-name="ce22">
            <text:p>10,199</text:p>
          </table:table-cell>
          <table:table-cell office:value-type="float" office:value="14720" table:style-name="ce22">
            <text:p>14,720</text:p>
          </table:table-cell>
          <table:table-cell office:value-type="float" office:value="1089264" table:style-name="ce22">
            <text:p>1,089,264</text:p>
          </table:table-cell>
          <table:table-cell office:value-type="float" office:value="360938" table:style-name="ce22">
            <text:p>360,938</text:p>
          </table:table-cell>
          <table:table-cell office:value-type="float" office:value="1152132" table:style-name="ce22">
            <text:p>1,152,132</text:p>
          </table:table-cell>
          <table:table-cell office:value-type="float" office:value="9938" table:style-name="ce22">
            <text:p>9,938</text:p>
          </table:table-cell>
          <table:table-cell office:value-type="float" office:value="0.97075327706097181" table:style-name="ce23">
            <text:p>0.97</text:p>
          </table:table-cell>
          <table:table-cell office:value-type="float" office:value="0.62073701180019047" table:style-name="ce23">
            <text:p>0.62</text:p>
          </table:table-cell>
          <table:table-cell office:value-type="float" office:value="152.11473763435245" table:style-name="ce23">
            <text:p>152.11</text:p>
          </table:table-cell>
          <table:table-cell office:value-type="float" office:value="5999" table:style-name="ce22">
            <text:p>5,999</text:p>
          </table:table-cell>
          <table:table-cell office:value-type="float" office:value="82563" table:style-name="ce22">
            <text:p>82,563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星展(台灣)商業銀行</text:p>
          </table:table-cell>
          <table:table-cell office:value-type="float" office:value="12663" table:style-name="ce22">
            <text:p>12,663</text:p>
          </table:table-cell>
          <table:table-cell office:value-type="float" office:value="5765" table:style-name="ce22">
            <text:p>5,765</text:p>
          </table:table-cell>
          <table:table-cell office:value-type="float" office:value="15" table:style-name="ce22">
            <text:p>15</text:p>
          </table:table-cell>
          <table:table-cell office:value-type="float" office:value="69" table:style-name="ce22">
            <text:p>69</text:p>
          </table:table-cell>
          <table:table-cell office:value-type="float" office:value="21287" table:style-name="ce22">
            <text:p>21,287</text:p>
          </table:table-cell>
          <table:table-cell office:value-type="float" office:value="47" table:style-name="ce22">
            <text:p>47</text:p>
          </table:table-cell>
          <table:table-cell office:value-type="float" office:value="50505" table:style-name="ce22">
            <text:p>50,505</text:p>
          </table:table-cell>
          <table:table-cell office:value-type="float" office:value="12" table:style-name="ce22">
            <text:p>12</text:p>
          </table:table-cell>
          <table:table-cell office:value-type="float" office:value="0.95806526625842958" table:style-name="ce23">
            <text:p>0.96</text:p>
          </table:table-cell>
          <table:table-cell office:value-type="float" office:value="0" table:style-name="ce23">
            <text:p>0.00</text:p>
          </table:table-cell>
          <table:table-cell office:value-type="float" office:value="1006.5163227496326" table:style-name="ce23">
            <text:p>1,006.52</text:p>
          </table:table-cell>
          <table:table-cell office:value-type="float" office:value="1147" table:style-name="ce22">
            <text:p>1,147</text:p>
          </table:table-cell>
          <table:table-cell office:value-type="float" office:value="3337" table:style-name="ce22">
            <text:p>3,337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台新國際商業銀行</text:p>
          </table:table-cell>
          <table:table-cell office:value-type="float" office:value="3776524" table:style-name="ce22">
            <text:p>3,776,524</text:p>
          </table:table-cell>
          <table:table-cell office:value-type="float" office:value="2640499" table:style-name="ce22">
            <text:p>2,640,499</text:p>
          </table:table-cell>
          <table:table-cell office:value-type="float" office:value="76417" table:style-name="ce22">
            <text:p>76,417</text:p>
          </table:table-cell>
          <table:table-cell office:value-type="float" office:value="23459" table:style-name="ce22">
            <text:p>23,459</text:p>
          </table:table-cell>
          <table:table-cell office:value-type="float" office:value="10158107" table:style-name="ce22">
            <text:p>10,158,107</text:p>
          </table:table-cell>
          <table:table-cell office:value-type="float" office:value="12933478" table:style-name="ce22">
            <text:p>12,933,478</text:p>
          </table:table-cell>
          <table:table-cell office:value-type="float" office:value="18365950" table:style-name="ce22">
            <text:p>18,365,950</text:p>
          </table:table-cell>
          <table:table-cell office:value-type="float" office:value="171730" table:style-name="ce22">
            <text:p>171,730</text:p>
          </table:table-cell>
          <table:table-cell office:value-type="float" office:value="0.23421675432609163" table:style-name="ce23">
            <text:p>0.23</text:p>
          </table:table-cell>
          <table:table-cell office:value-type="float" office:value="3.3420118602173212E-3" table:style-name="ce23">
            <text:p>0.00</text:p>
          </table:table-cell>
          <table:table-cell office:value-type="float" office:value="606.05339075357381" table:style-name="ce23">
            <text:p>606.05</text:p>
          </table:table-cell>
          <table:table-cell office:value-type="float" office:value="22916" table:style-name="ce22">
            <text:p>22,916</text:p>
          </table:table-cell>
          <table:table-cell office:value-type="float" office:value="274583" table:style-name="ce22">
            <text:p>274,583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大眾商業銀行</text:p>
          </table:table-cell>
          <table:table-cell office:value-type="float" office:value="603720" table:style-name="ce22">
            <text:p>603,720</text:p>
          </table:table-cell>
          <table:table-cell office:value-type="float" office:value="325382" table:style-name="ce22">
            <text:p>325,382</text:p>
          </table:table-cell>
          <table:table-cell office:value-type="float" office:value="8243" table:style-name="ce22">
            <text:p>8,243</text:p>
          </table:table-cell>
          <table:table-cell office:value-type="float" office:value="6395" table:style-name="ce22">
            <text:p>6,395</text:p>
          </table:table-cell>
          <table:table-cell office:value-type="float" office:value="937385" table:style-name="ce22">
            <text:p>937,385</text:p>
          </table:table-cell>
          <table:table-cell office:value-type="float" office:value="3737175" table:style-name="ce22">
            <text:p>3,737,175</text:p>
          </table:table-cell>
          <table:table-cell office:value-type="float" office:value="2072830" table:style-name="ce22">
            <text:p>2,072,830</text:p>
          </table:table-cell>
          <table:table-cell office:value-type="float" office:value="79173" table:style-name="ce22">
            <text:p>79,173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515.58965099128136" table:style-name="ce23">
            <text:p>515.59</text:p>
          </table:table-cell>
          <table:table-cell office:value-type="float" office:value="7597" table:style-name="ce22">
            <text:p>7,597</text:p>
          </table:table-cell>
          <table:table-cell office:value-type="float" office:value="121417" table:style-name="ce22">
            <text:p>121,417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日盛國際商業銀行</text:p>
          </table:table-cell>
          <table:table-cell office:value-type="float" office:value="174506" table:style-name="ce22">
            <text:p>174,506</text:p>
          </table:table-cell>
          <table:table-cell office:value-type="float" office:value="99902" table:style-name="ce22">
            <text:p>99,902</text:p>
          </table:table-cell>
          <table:table-cell office:value-type="float" office:value="452" table:style-name="ce22">
            <text:p>452</text:p>
          </table:table-cell>
          <table:table-cell office:value-type="float" office:value="1548" table:style-name="ce22">
            <text:p>1,548</text:p>
          </table:table-cell>
          <table:table-cell office:value-type="float" office:value="435152" table:style-name="ce22">
            <text:p>435,152</text:p>
          </table:table-cell>
          <table:table-cell office:value-type="float" office:value="202457" table:style-name="ce22">
            <text:p>202,457</text:p>
          </table:table-cell>
          <table:table-cell office:value-type="float" office:value="395912" table:style-name="ce22">
            <text:p>395,912</text:p>
          </table:table-cell>
          <table:table-cell office:value-type="float" office:value="6853" table:style-name="ce22">
            <text:p>6,853</text:p>
          </table:table-cell>
          <table:table-cell office:value-type="float" office:value="0.25006608210154396" table:style-name="ce23">
            <text:p>0.25</text:p>
          </table:table-cell>
          <table:table-cell office:value-type="float" office:value="0" table:style-name="ce23">
            <text:p>0.00</text:p>
          </table:table-cell>
          <table:table-cell office:value-type="float" office:value="217.28250273587335" table:style-name="ce23">
            <text:p>217.28</text:p>
          </table:table-cell>
          <table:table-cell office:value-type="float" office:value="1894" table:style-name="ce22">
            <text:p>1,894</text:p>
          </table:table-cell>
          <table:table-cell office:value-type="float" office:value="17449" table:style-name="ce22">
            <text:p>17,449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安泰商業銀行</text:p>
          </table:table-cell>
          <table:table-cell office:value-type="float" office:value="181469" table:style-name="ce22">
            <text:p>181,469</text:p>
          </table:table-cell>
          <table:table-cell office:value-type="float" office:value="69831" table:style-name="ce22">
            <text:p>69,831</text:p>
          </table:table-cell>
          <table:table-cell office:value-type="float" office:value="749" table:style-name="ce22">
            <text:p>749</text:p>
          </table:table-cell>
          <table:table-cell office:value-type="float" office:value="352" table:style-name="ce22">
            <text:p>352</text:p>
          </table:table-cell>
          <table:table-cell office:value-type="float" office:value="365772" table:style-name="ce22">
            <text:p>365,772</text:p>
          </table:table-cell>
          <table:table-cell office:value-type="float" office:value="1321997" table:style-name="ce22">
            <text:p>1,321,997</text:p>
          </table:table-cell>
          <table:table-cell office:value-type="float" office:value="482109" table:style-name="ce22">
            <text:p>482,109</text:p>
          </table:table-cell>
          <table:table-cell office:value-type="float" office:value="1050" table:style-name="ce22">
            <text:p>1,050</text:p>
          </table:table-cell>
          <table:table-cell office:value-type="float" office:value="0.20397619048805316" table:style-name="ce23">
            <text:p>0.20</text:p>
          </table:table-cell>
          <table:table-cell office:value-type="float" office:value="1.1558982949005455E-2" table:style-name="ce23">
            <text:p>0.01</text:p>
          </table:table-cell>
          <table:table-cell office:value-type="float" office:value="174.88106083054183" table:style-name="ce23">
            <text:p>174.88</text:p>
          </table:table-cell>
          <table:table-cell office:value-type="float" office:value="14134" table:style-name="ce22">
            <text:p>14,134</text:p>
          </table:table-cell>
          <table:table-cell office:value-type="float" office:value="24596" table:style-name="ce22">
            <text:p>24,596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中國信託商業銀行</text:p>
          </table:table-cell>
          <table:table-cell office:value-type="float" office:value="5984594" table:style-name="ce22">
            <text:p>5,984,594</text:p>
          </table:table-cell>
          <table:table-cell office:value-type="float" office:value="3853818" table:style-name="ce22">
            <text:p>3,853,818</text:p>
          </table:table-cell>
          <table:table-cell office:value-type="float" office:value="57723" table:style-name="ce22">
            <text:p>57,723</text:p>
          </table:table-cell>
          <table:table-cell office:value-type="float" office:value="36103" table:style-name="ce22">
            <text:p>36,103</text:p>
          </table:table-cell>
          <table:table-cell office:value-type="float" office:value="14930278" table:style-name="ce22">
            <text:p>14,930,278</text:p>
          </table:table-cell>
          <table:table-cell office:value-type="float" office:value="13485122" table:style-name="ce22">
            <text:p>13,485,122</text:p>
          </table:table-cell>
          <table:table-cell office:value-type="float" office:value="27156801" table:style-name="ce22">
            <text:p>27,156,801</text:p>
          </table:table-cell>
          <table:table-cell office:value-type="float" office:value="735849" table:style-name="ce22">
            <text:p>735,849</text:p>
          </table:table-cell>
          <table:table-cell office:value-type="float" office:value="0.15863649575808883" table:style-name="ce23">
            <text:p>0.16</text:p>
          </table:table-cell>
          <table:table-cell office:value-type="float" office:value="5.3083126602185239E-4" table:style-name="ce23">
            <text:p>0.00</text:p>
          </table:table-cell>
          <table:table-cell office:value-type="float" office:value="603.98994831159234" table:style-name="ce23">
            <text:p>603.99</text:p>
          </table:table-cell>
          <table:table-cell office:value-type="float" office:value="64304" table:style-name="ce22">
            <text:p>64,304</text:p>
          </table:table-cell>
          <table:table-cell office:value-type="float" office:value="739019" table:style-name="ce22">
            <text:p>739,019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台灣樂天信用卡股份有限公司</text:p>
          </table:table-cell>
          <table:table-cell office:value-type="float" office:value="208479" table:style-name="ce22">
            <text:p>208,479</text:p>
          </table:table-cell>
          <table:table-cell office:value-type="float" office:value="153990" table:style-name="ce22">
            <text:p>153,990</text:p>
          </table:table-cell>
          <table:table-cell office:value-type="float" office:value="12794" table:style-name="ce22">
            <text:p>12,794</text:p>
          </table:table-cell>
          <table:table-cell office:value-type="float" office:value="441" table:style-name="ce22">
            <text:p>441</text:p>
          </table:table-cell>
          <table:table-cell office:value-type="float" office:value="147491" table:style-name="ce22">
            <text:p>147,491</text:p>
          </table:table-cell>
          <table:table-cell office:value-type="float" office:value="258565" table:style-name="ce22">
            <text:p>258,565</text:p>
          </table:table-cell>
          <table:table-cell office:value-type="float" office:value="812784" table:style-name="ce22">
            <text:p>812,784</text:p>
          </table:table-cell>
          <table:table-cell office:value-type="float" office:value="2162" table:style-name="ce22">
            <text:p>2,162</text:p>
          </table:table-cell>
          <table:table-cell office:value-type="float" office:value="0.18155886490277356" table:style-name="ce23">
            <text:p>0.18</text:p>
          </table:table-cell>
          <table:table-cell office:value-type="float" office:value="5.9705091060445498E-2" table:style-name="ce23">
            <text:p>0.06</text:p>
          </table:table-cell>
          <table:table-cell office:value-type="float" office:value="232.85806869734284" table:style-name="ce23">
            <text:p>232.86</text:p>
          </table:table-cell>
          <table:table-cell office:value-type="float" office:value="105" table:style-name="ce22">
            <text:p>105</text:p>
          </table:table-cell>
          <table:table-cell office:value-type="float" office:value="1759" table:style-name="ce22">
            <text:p>1,759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台灣美國運通國際(股)公司</text:p>
          </table:table-cell>
          <table:table-cell office:value-type="float" office:value="170064" table:style-name="ce22">
            <text:p>170,064</text:p>
          </table:table-cell>
          <table:table-cell office:value-type="float" office:value="113332" table:style-name="ce22">
            <text:p>113,332</text:p>
          </table:table-cell>
          <table:table-cell office:value-type="float" office:value="3729" table:style-name="ce22">
            <text:p>3,729</text:p>
          </table:table-cell>
          <table:table-cell office:value-type="float" office:value="3482" table:style-name="ce22">
            <text:p>3,482</text:p>
          </table:table-cell>
          <table:table-cell office:value-type="float" office:value="344048" table:style-name="ce22">
            <text:p>344,048</text:p>
          </table:table-cell>
          <table:table-cell office:value-type="float" office:value="0" table:style-name="ce22">
            <text:p>0</text:p>
          </table:table-cell>
          <table:table-cell office:value-type="float" office:value="4046641" table:style-name="ce22">
            <text:p>4,046,641</text:p>
          </table:table-cell>
          <table:table-cell office:value-type="float" office:value="1322" table:style-name="ce22">
            <text:p>1,322</text:p>
          </table:table-cell>
          <table:table-cell office:value-type="float" office:value="0.19407948418389459" table:style-name="ce23">
            <text:p>0.19</text:p>
          </table:table-cell>
          <table:table-cell office:value-type="float" office:value="0" table:style-name="ce23">
            <text:p>0.00</text:p>
          </table:table-cell>
          <table:table-cell office:value-type="float" office:value="296.97044915268498" table:style-name="ce23">
            <text:p>296.97</text:p>
          </table:table-cell>
          <table:table-cell office:value-type="float" office:value="7727" table:style-name="ce22">
            <text:p>7,727</text:p>
          </table:table-cell>
          <table:table-cell office:value-type="float" office:value="33622" table:style-name="ce22">
            <text:p>33,622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台灣永旺信用卡(股)公司</text:p>
          </table:table-cell>
          <table:table-cell office:value-type="float" office:value="81081" table:style-name="ce22">
            <text:p>81,081</text:p>
          </table:table-cell>
          <table:table-cell office:value-type="float" office:value="35641" table:style-name="ce22">
            <text:p>35,641</text:p>
          </table:table-cell>
          <table:table-cell office:value-type="float" office:value="109" table:style-name="ce22">
            <text:p>109</text:p>
          </table:table-cell>
          <table:table-cell office:value-type="float" office:value="723" table:style-name="ce22">
            <text:p>723</text:p>
          </table:table-cell>
          <table:table-cell office:value-type="float" office:value="264866" table:style-name="ce22">
            <text:p>264,866</text:p>
          </table:table-cell>
          <table:table-cell office:value-type="float" office:value="41045" table:style-name="ce22">
            <text:p>41,045</text:p>
          </table:table-cell>
          <table:table-cell office:value-type="float" office:value="150598" table:style-name="ce22">
            <text:p>150,598</text:p>
          </table:table-cell>
          <table:table-cell office:value-type="float" office:value="2787" table:style-name="ce22">
            <text:p>2,787</text:p>
          </table:table-cell>
          <table:table-cell office:value-type="float" office:value="1.0283608979938865" table:style-name="ce23">
            <text:p>1.03</text:p>
          </table:table-cell>
          <table:table-cell office:value-type="float" office:value="0.24531229009052447" table:style-name="ce23">
            <text:p>0.25</text:p>
          </table:table-cell>
          <table:table-cell office:value-type="float" office:value="1761.3129201740016" table:style-name="ce23">
            <text:p>1,761.31</text:p>
          </table:table-cell>
          <table:table-cell office:value-type="float" office:value="1706" table:style-name="ce22">
            <text:p>1,706</text:p>
          </table:table-cell>
          <table:table-cell office:value-type="float" office:value="22561" table:style-name="ce22">
            <text:p>22,561</text:p>
          </table:table-cell>
          <table:table-cell table:number-columns-repeated="16370"/>
        </table:table-row>
        <table:table-row table:style-name="ro2">
          <table:table-cell office:value-type="string" table:style-name="ce24">
            <text:p>總計</text:p>
          </table:table-cell>
          <table:table-cell office:value-type="float" office:value="40701606" table:formula="msoxl:=SUM(B9:B44)" table:style-name="ce22">
            <text:p>40,701,606</text:p>
          </table:table-cell>
          <table:table-cell office:value-type="float" office:value="27023826" table:formula="msoxl:=SUM(C9:C44)" table:style-name="ce22">
            <text:p>27,023,826</text:p>
          </table:table-cell>
          <table:table-cell office:value-type="float" office:value="496385" table:formula="msoxl:=SUM(D9:D44)" table:style-name="ce22">
            <text:p>496,385</text:p>
          </table:table-cell>
          <table:table-cell office:value-type="float" office:value="415648" table:formula="msoxl:=SUM(E9:E44)" table:style-name="ce22">
            <text:p>415,648</text:p>
          </table:table-cell>
          <table:table-cell office:value-type="float" office:value="109084335" table:formula="msoxl:=SUM(F9:F44)" table:style-name="ce22">
            <text:p>109,084,335</text:p>
          </table:table-cell>
          <table:table-cell office:value-type="float" office:value="95262036" table:formula="msoxl:=SUM(G9:G44)" table:style-name="ce22">
            <text:p>95,262,036</text:p>
          </table:table-cell>
          <table:table-cell office:value-type="float" office:value="215305023" table:formula="msoxl:=SUM(H9:H44)" table:style-name="ce22">
            <text:p>215,305,023</text:p>
          </table:table-cell>
          <table:table-cell office:value-type="float" office:value="2285072" table:formula="msoxl:=SUM(I9:I44)" table:style-name="ce22">
            <text:p>2,285,072</text:p>
          </table:table-cell>
          <table:table-cell office:value-type="float" office:value="0.2657094876049223" table:style-name="ce23">
            <text:p>0.27</text:p>
          </table:table-cell>
          <table:table-cell office:value-type="float" office:value="3.7020617500733558E-2" table:style-name="ce23">
            <text:p>0.04</text:p>
          </table:table-cell>
          <table:table-cell office:value-type="float" office:value="572.26804180756653" table:style-name="ce23">
            <text:p>572.27</text:p>
          </table:table-cell>
          <table:table-cell office:value-type="float" office:value="363743" table:formula="msoxl:=SUM(M9:M44)" table:style-name="ce22">
            <text:p>363,743</text:p>
          </table:table-cell>
          <table:table-cell office:value-type="float" office:value="4541025" table:formula="msoxl:=SUM(N9:N44)" table:style-name="ce22">
            <text:p>4,541,025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一、資料來源：各金融機構自行申報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二、揭露項目及認定標準：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1.流通卡數：發卡總數減停卡總數，且卡片狀況為正常者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2.有效卡數：最近六個月有消費紀錄之卡，不含Debit卡，只有郵購分期交易亦算有效卡，不含只有循環繳款之卡片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3.當月發卡數：不含補發卡、續卡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4.當月停卡數：指新增停卡部分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5.循環信用餘額：係指持卡人使用循環信用之餘額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6.未到期分期付款餘額：包括預借現金分期、消費帳款分期及帳單分期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7.當月簽帳金額：係指持卡人當月刷卡消費金額，如屬分期消費帳款應於消費當月全數申報本欄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8.當月預借現金金額：係指持卡人當月動用預借現金金額，如屬分期預借現金應於動用當月全數申報本欄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9.逾期帳款：指持卡人每月繳款金額未達最低應繳金額、及雖未超逾期限但已向主、從債務人訴追者，其應付帳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　　　　　　款。若持卡人已逾期達數月，而嗣後繳付金額僅涵蓋一個月的最低應繳金額，則逾期期間減少一個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　　　　　　月，須俟持卡人將所積欠各期最低應繳金額全部償還後，始得回復為未逾期。</text:p>
          </table:table-cell>
          <table:table-cell table:number-columns-repeated="13" table:style-name="ce5"/>
          <table:table-cell table:number-columns-repeated="16370"/>
        </table:table-row>
        <table:table-row table:style-name="ro2">
          <table:table-cell office:value-type="string" table:style-name="ce5">
            <text:p>　10.備抵呆帳提足率：實際提列備抵呆帳占應提備抵呆帳之比率。</text:p>
          </table:table-cell>
          <table:table-cell table:number-columns-repeated="13" table:style-name="ce5"/>
          <table:table-cell table:number-columns-repeated="16370"/>
        </table:table-row>
        <table:table-row table:number-rows-repeated="17"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table:number-columns-repeated="14" table:style-name="ce5"/>
          <table:table-cell table:number-columns-repeated="16370"/>
        </table:table-row>
        <table:table-row table:number-rows-repeated="104849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8740157480315in" fo:margin-right="0.196850393700787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275590551181102in" fo:margin-left="0.78740157480315in" fo:margin-right="0.196850393700787in" fo:margin-bottom="0in"/>
      </style:header-style>
      <style:footer-style>
        <style:header-footer-properties fo:min-height="0.275590551181102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何佳怡</meta:initial-creator>
    <dc:creator>何佳怡</dc:creator>
    <meta:creation-date>2017-01-25T08:22:37Z</meta:creation-date>
    <dc:date>2017-01-25T08:23:39Z</dc:date>
  </office:meta>
</office:document-meta>
</file>